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2A0000002E49D70E245AE631E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0000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vdxqj9adrwoa"/>Title</text:p>
      <text:p text:style-name="Heading_20_2"><text:bookmark text:name="_ebmvaoqx0wou"/>Subtitle</text:p>
      <text:p text:style-name="Standard"><draw:frame draw:style-name="fr1" draw:name="image1.png" text:anchor-type="as-char" svg:width="0.4374in" svg:height="0.4791in" draw:z-index="0"><draw:image xlink:href="Pictures/100000000000002A0000002E49D70E245AE631EC.png" xlink:type="simple" xlink:show="embed" xlink:actuate="onLoad" loext:mime-type="image/png"/></draw:frame></text:p>
      <text:p text:style-name="Standard"><text:span text:style-name="T1">BOLD</text:span></text:p>
      <text:p text:style-name="Standard"><text:span text:style-name="T2">Italic</text:span></text:p>
      <text:p text:style-name="Standard"><text:span text:style-name="T3">Underline</text:span></text:p>
      <text:p text:style-name="Standard"><text:span text:style-name="T4">RED</text:span></text:p>
      <text:p text:style-name="Standard"><text:a xlink:type="simple" xlink:href="https://parsec.cloud" text:style-name="ListLabel_20_1" text:visited-style-name="ListLabel_20_1"><text:span text:style-name="T5">parsec.cloud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8" meta:word-count="7" meta:character-count="47" meta:non-whitespace-character-count="47"/>
    <meta:generator>LibreOfficeDev/6.0.5.2$Linux_X86_64 LibreOffice_project/</meta:generator>
  </office:meta>
</office:document-meta>
</file>